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o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N_stems</text:p>
          </table:table-cell>
          <table:table-cell office:value-type="string" calcext:value-type="string">
            <text:p>N_bits</text:p>
          </table:table-cell>
          <table:table-cell office:value-type="string" calcext:value-type="string">
            <text:p>N_branch</text:p>
          </table:table-cell>
          <table:table-cell office:value-type="string" calcext:value-type="string">
            <text:p>N_tips</text:p>
          </table:table-cell>
          <table:table-cell office:value-type="string" calcext:value-type="string">
            <text:p>Path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9480" calcext:value-type="float">
            <text:p>5294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435390" calcext:value-type="float">
            <text:p>1.44E+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57438" calcext:value-type="float">
            <text:p>457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74658" calcext:value-type="float">
            <text:p>9746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90419" calcext:value-type="float">
            <text:p>5904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49844" calcext:value-type="float">
            <text:p>5498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3420" calcext:value-type="float">
            <text:p>253420</text:p>
          </table:table-cell>
        </table:table-row>
      </table:table>
      <table:table table:name="PV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N_stems</text:p>
          </table:table-cell>
          <table:table-cell office:value-type="string" calcext:value-type="string">
            <text:p>N_bits</text:p>
          </table:table-cell>
          <table:table-cell office:value-type="string" calcext:value-type="string">
            <text:p>N_branch</text:p>
          </table:table-cell>
          <table:table-cell office:value-type="string" calcext:value-type="string">
            <text:p>N_tips</text:p>
          </table:table-cell>
          <table:table-cell table:style-name="Default" office:value-type="string" calcext:value-type="string">
            <text:p>PathDista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10000" calcext:value-type="float">
            <text:p>1.71E+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010000" calcext:value-type="float">
            <text:p>2.01E+06</text:p>
          </table:table-cell>
        </table:table-row>
      </table:table>
      <table:table table:name="PVcalb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N_stems</text:p>
          </table:table-cell>
          <table:table-cell office:value-type="string" calcext:value-type="string">
            <text:p>N_bits</text:p>
          </table:table-cell>
          <table:table-cell office:value-type="string" calcext:value-type="string">
            <text:p>N_branch</text:p>
          </table:table-cell>
          <table:table-cell office:value-type="string" calcext:value-type="string">
            <text:p>N_tips</text:p>
          </table:table-cell>
          <table:table-cell table:style-name="Default" office:value-type="string" calcext:value-type="string">
            <text:p>PathDista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611070" calcext:value-type="float">
            <text:p>1.61E+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358350" calcext:value-type="float">
            <text:p>1.36E+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860000" calcext:value-type="float">
            <text:p>1.86E+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905330" calcext:value-type="float">
            <text:p>1.91E+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619110" calcext:value-type="float">
            <text:p>2.62E+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988270" calcext:value-type="float">
            <text:p>1.99E+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826241" calcext:value-type="float">
            <text:p>826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456400" calcext:value-type="float">
            <text:p>1.46E+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340650" calcext:value-type="float">
            <text:p>3.34E+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420070" calcext:value-type="float">
            <text:p>3.42E+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420070" calcext:value-type="float">
            <text:p>3.42E+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220370" calcext:value-type="float">
            <text:p>2.22E+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620000" calcext:value-type="float">
            <text:p>1.62E+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420000" calcext:value-type="float">
            <text:p>2.42E+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320000" calcext:value-type="float">
            <text:p>1.32E+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490000" calcext:value-type="float">
            <text:p>1.49E+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910000" calcext:value-type="float">
            <text:p>1.91E+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00000" calcext:value-type="float">
            <text:p>1.60E+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54995" calcext:value-type="float">
            <text:p>554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490000" calcext:value-type="float">
            <text:p>1.49E+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130000" calcext:value-type="float">
            <text:p>3.13E+06</text:p>
          </table:table-cell>
        </table:table-row>
      </table:table>
      <table:table table:name="SomCalb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N_stems</text:p>
          </table:table-cell>
          <table:table-cell office:value-type="string" calcext:value-type="string">
            <text:p>N_bits</text:p>
          </table:table-cell>
          <table:table-cell office:value-type="string" calcext:value-type="string">
            <text:p>N_branch</text:p>
          </table:table-cell>
          <table:table-cell office:value-type="string" calcext:value-type="string">
            <text:p>N_tips</text:p>
          </table:table-cell>
          <table:table-cell table:style-name="Default" office:value-type="string" calcext:value-type="string">
            <text:p>PathDista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78534" calcext:value-type="float">
            <text:p>678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97390" calcext:value-type="float">
            <text:p>1.20E+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76719" calcext:value-type="float">
            <text:p>376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551100" calcext:value-type="float">
            <text:p>1.55E+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917020" calcext:value-type="float">
            <text:p>1.92E+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73710" calcext:value-type="float">
            <text:p>1.07E+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142860" calcext:value-type="float">
            <text:p>1.14E+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60660" calcext:value-type="float">
            <text:p>2.66E+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867753" calcext:value-type="float">
            <text:p>8677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998135" calcext:value-type="float">
            <text:p>998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38670" calcext:value-type="float">
            <text:p>1.74E+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16207" calcext:value-type="float">
            <text:p>1162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87340" calcext:value-type="float">
            <text:p>1.09E+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700000" calcext:value-type="float">
            <text:p>2.70E+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98211" calcext:value-type="float">
            <text:p>3982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902168" calcext:value-type="float">
            <text:p>9021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060000" calcext:value-type="float">
            <text:p>2.06E+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440000" calcext:value-type="float">
            <text:p>2.44E+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110000" calcext:value-type="float">
            <text:p>2.11E+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51333" calcext:value-type="float">
            <text:p>451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30000" calcext:value-type="float">
            <text:p>1.33E+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26245" calcext:value-type="float">
            <text:p>9262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469103" calcext:value-type="float">
            <text:p>469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120000" calcext:value-type="float">
            <text:p>3.12E+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1857" calcext:value-type="float">
            <text:p>771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24:11.25966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8T10:41:29.944784342</meta:creation-date>
    <dc:date>2019-10-18T12:00:11.933735514</dc:date>
    <meta:editing-duration>PT30M19S</meta:editing-duration>
    <meta:editing-cycles>5</meta:editing-cycles>
    <meta:generator>LibreOffice/6.3.2.2$Linux_X86_64 LibreOffice_project/30$Build-2</meta:generator>
    <meta:document-statistic meta:table-count="4" meta:cell-count="354" meta:object-count="0"/>
  </office:meta>
</office:document-meta>
</file>